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20pt" officeooo:rsid="002618de" officeooo:paragraph-rsid="002618de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ff3333" style:font-name="Copperplate Gothic Light" fo:font-size="6pt" fo:font-style="italic" style:text-underline-style="solid" style:text-underline-width="auto" style:text-underline-color="font-color" fo:font-weight="normal" officeooo:rsid="00280c6d" officeooo:paragraph-rsid="00280c6d" style:font-size-asian="6pt" style:font-style-asian="italic" style:font-weight-asian="normal" style:font-size-complex="6pt" style:font-style-complex="italic" style:font-weight-complex="normal"/>
    </style:style>
    <style:style style:name="P6" style:family="paragraph" style:parent-style-name="Footer">
      <style:text-properties style:font-name="Copperplate Gothic Bold" fo:font-size="6pt" officeooo:rsid="002a23db" officeooo:paragraph-rsid="002a23db" style:font-size-asian="6pt" style:font-size-complex="6pt"/>
    </style:style>
    <style:style style:name="T1" style:family="text">
      <style:text-properties officeooo:rsid="001f5d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>Fiches</text:p>
      <text:p text:style-name="P4"/>
      <text:p text:style-name="P3">Check – List</text:p>
      <text:p text:style-name="P3"/>
      <text:p text:style-name="P3"/>
      <text:p text:style-name="P3"/>
      <text:p text:style-name="P3"/>
      <text:p text:style-name="P5">Attention ces fiches sont faites pour mon utilisation, il vous faudra peut être les modifier pour vos usag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23db" officeooo:paragraph-rsid="002a23db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ion Document 1.2.0</text:p>
        <text:p text:style-name="MP2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Page_garde__Check-list_AMR</text:file-name><text:tab/><text:date style:data-style-name="N37" text:date-value="2022-08-14T11:50:34.627999970">14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50:34.559000000</dc:date>
    <meta:editing-duration>PT2H5M57S</meta:editing-duration>
    <meta:editing-cycles>17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5" meta:word-count="30" meta:character-count="205" meta:non-whitespace-character-count="178"/>
  </office:meta>
</office:document-meta>
</file>